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table>
      <mtr>
        <mtd>
          <mrow/>
        </mtd>
      </mtr>
      <mtr>
        <mtd>
          <mrow>
            <mi mathvariant="italic">total</mi>
            <mrow>
              <mspace width="2em"/>
              <mo stretchy="false">=</mo>
              <mspace width="2em"/>
            </mrow>
            <mi mathvariant="italic">preçoContrato</mi>
            <mrow>
              <mspace width="2em"/>
              <mo stretchy="false">+</mo>
              <mspace width="2em"/>
            </mrow>
            <mi mathvariant="italic">preçoMulta</mi>
          </mrow>
        </mtd>
      </mtr>
      <mtr>
        <mtd>
          <mrow/>
        </mtd>
      </mtr>
      <mtr>
        <mtd>
          <mrow>
            <mi mathvariant="italic">preçoContrato</mi>
            <mrow>
              <mspace width="2em"/>
              <mo stretchy="false">=</mo>
              <mspace width="2em"/>
            </mrow>
            <mi mathvariant="italic">tempoContrato</mi>
            <mspace width="2em"/>
            <mi>×</mi>
            <mspace width="2em"/>
            <mn>24</mn>
            <mfrac>
              <mi mathvariant="italic">horas</mi>
              <mi mathvariant="italic">dia</mi>
            </mfrac>
            <mspace width="2em"/>
            <mi>×</mi>
            <mspace width="2em"/>
            <mi>a</mi>
            <mrow>
              <mspace width="2em"/>
              <mo stretchy="false">=</mo>
              <mspace/>
            </mrow>
          </mrow>
        </mtd>
      </mtr>
      <mtr>
        <mtd>
          <mrow>
            <mn>0,547916666604578</mn>
            <mi mathvariant="italic">dias</mi>
            <mspace width="2em"/>
            <mi>×</mi>
            <mspace width="2em"/>
            <mn>24</mn>
            <mfrac>
              <mi mathvariant="italic">horas</mi>
              <mi mathvariant="italic">dia</mi>
            </mfrac>
            <mspace width="2em"/>
            <mi>×</mi>
            <mspace width="2em"/>
            <mn>2,50</mn>
            <mfrac>
              <mrow>
                <mi>R</mi>
                <mi>$</mi>
              </mrow>
              <mi mathvariant="italic">hora</mi>
            </mfrac>
            <mrow>
              <mspace width="2em"/>
              <mo stretchy="false">=</mo>
              <mspace/>
            </mrow>
          </mrow>
        </mtd>
      </mtr>
      <mtr>
        <mtd>
          <mrow>
            <mn>0,547916666604578</mn>
            <mi>×</mi>
            <mn>24</mn>
            <mi>×</mi>
            <mn>2,50</mn>
            <mspace width="2em"/>
            <mi>×</mi>
            <mspace width="2em"/>
            <mi mathvariant="italic">dias</mi>
            <mi>×</mi>
            <mfrac>
              <mi mathvariant="italic">horas</mi>
              <mi mathvariant="italic">dia</mi>
            </mfrac>
            <mi>×</mi>
            <mfrac>
              <mrow>
                <mi>R</mi>
                <mi>$</mi>
              </mrow>
              <mi mathvariant="italic">hora</mi>
            </mfrac>
            <mrow>
              <mspace width="2em"/>
              <mo stretchy="false">=</mo>
              <mspace/>
            </mrow>
          </mrow>
        </mtd>
      </mtr>
      <mtr>
        <mtd>
          <mrow>
            <mn>32,87499999627468000</mn>
            <mi>R</mi>
            <mi>$</mi>
          </mrow>
        </mtd>
      </mtr>
      <mtr>
        <mtd>
          <mrow/>
        </mtd>
      </mtr>
      <mtr>
        <mtd>
          <mrow>
            <mi mathvariant="italic">preçoMulta</mi>
            <mrow>
              <mspace width="2em"/>
              <mo stretchy="false">=</mo>
              <mspace width="2em"/>
            </mrow>
            <mi mathvariant="italic">tempoMulta</mi>
            <mspace width="2em"/>
            <mi>×</mi>
            <mspace width="2em"/>
            <mn>24</mn>
            <mfrac>
              <mi mathvariant="italic">horas</mi>
              <mi mathvariant="italic">dia</mi>
            </mfrac>
            <mspace width="2em"/>
            <mi>×</mi>
            <mspace width="2em"/>
            <mi>m</mi>
            <mrow>
              <mspace width="2em"/>
              <mo stretchy="false">=</mo>
              <mspace/>
            </mrow>
          </mrow>
        </mtd>
      </mtr>
      <mtr>
        <mtd>
          <mrow>
            <mn>0,0638888888061047</mn>
            <mi mathvariant="italic">dias</mi>
            <mspace width="2em"/>
            <mi>×</mi>
            <mspace width="2em"/>
            <mn>24</mn>
            <mfrac>
              <mi mathvariant="italic">horas</mi>
              <mi mathvariant="italic">dia</mi>
            </mfrac>
            <mspace width="2em"/>
            <mi>×</mi>
            <mspace width="2em"/>
            <mn>2,50</mn>
            <mfrac>
              <mrow>
                <mi>R</mi>
                <mi>$</mi>
              </mrow>
              <mi mathvariant="italic">hora</mi>
            </mfrac>
            <mrow>
              <mspace width="2em"/>
              <mo stretchy="false">=</mo>
              <mspace/>
            </mrow>
          </mrow>
        </mtd>
      </mtr>
      <mtr>
        <mtd>
          <mrow>
            <mn>0,0638888888061047</mn>
            <mi>×</mi>
            <mn>24</mn>
            <mi>×</mi>
            <mn>2,50</mn>
            <mspace width="2em"/>
            <mi>×</mi>
            <mspace width="2em"/>
            <mi mathvariant="italic">dias</mi>
            <mi>×</mi>
            <mfrac>
              <mi mathvariant="italic">horas</mi>
              <mi mathvariant="italic">dia</mi>
            </mfrac>
            <mi>×</mi>
            <mfrac>
              <mrow>
                <mi>R</mi>
                <mi>$</mi>
              </mrow>
              <mi mathvariant="italic">hora</mi>
            </mfrac>
            <mrow>
              <mspace width="2em"/>
              <mo stretchy="false">=</mo>
              <mspace/>
            </mrow>
          </mrow>
        </mtd>
      </mtr>
      <mtr>
        <mtd>
          <mrow>
            <mn>3,833333328366282000</mn>
            <mi>R</mi>
            <mi>$</mi>
          </mrow>
        </mtd>
      </mtr>
      <mtr>
        <mtd>
          <mrow/>
        </mtd>
      </mtr>
      <mtr>
        <mtd>
          <mrow>
            <mi mathvariant="italic">total</mi>
            <mrow>
              <mspace width="2em"/>
              <mo stretchy="false">=</mo>
              <mspace width="2em"/>
            </mrow>
            <mi mathvariant="italic">preçoContrato</mi>
            <mrow>
              <mspace width="2em"/>
              <mo stretchy="false">+</mo>
              <mspace width="2em"/>
            </mrow>
            <mi mathvariant="italic">preçoMulta</mi>
            <mrow>
              <mspace width="2em"/>
              <mo stretchy="false">=</mo>
              <mspace/>
            </mrow>
          </mrow>
        </mtd>
      </mtr>
      <mtr>
        <mtd>
          <mrow>
            <mn>3,833333328366282000</mn>
            <mi>R</mi>
            <mi>$</mi>
            <mrow>
              <mspace width="2em"/>
              <mo stretchy="false">+</mo>
              <mspace width="2em"/>
            </mrow>
            <mn>32,87499999627468000</mn>
            <mi>R</mi>
            <mi>$</mi>
            <mrow>
              <mspace width="2em"/>
              <mo stretchy="false">=</mo>
              <mspace/>
            </mrow>
          </mrow>
        </mtd>
      </mtr>
      <mtr>
        <mtd>
          <mrow>
            <mn>36,708333324640962000</mn>
            <mi>R</mi>
            <mi>$</mi>
            <mspace width="2em"/>
            <mo stretchy="false">→</mo>
            <mspace width="2em"/>
            <mi>R</mi>
            <mi>$</mi>
            <mn>36,71</mn>
          </mrow>
        </mtd>
      </mtr>
    </mtable>
    <annotation encoding="StarMath 5.0">newline total ~=~ preçoContrato ~+~ preçoMulta newline newline
preçoContrato ~=~ tempoContrato ~×~ 24 {horas} over {dia} ~×~ a ~=~ newline 
0,547916666604578 dias ~×~ 24 {horas} over {dia} ~×~ 2,50 {R$} over {hora} ~=~ newline 
0,547916666604578 × 24 ×  2,50 ~×~  dias × {horas} over {dia} × {R$} over {hora} ~=~ newline
32,87499999627468000 R$ newline newline
preçoMulta ~=~ tempoMulta ~×~ 24 {horas} over {dia} ~×~ m ~=~ newline 
0,0638888888061047 dias ~×~ 24 {horas} over {dia} ~×~ 2,50 {R$} over {hora} ~=~ newline 
0,0638888888061047 × 24 ×  2,50 ~×~ dias × {horas} over {dia} × {R$} over {hora} ~=~ newline
3,833333328366282000 R$ newline newline
total ~=~ preçoContrato ~+~ preçoMulta ~=~ newline
3,833333328366282000 R$ ~+~ 32,87499999627468000 R$ ~=~ newline
36,708333324640962000 R$ ~rightarrow~ R$36,71 newline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6T01:21:04.763313218</meta:creation-date>
    <meta:generator>LibreOffice/7.0.4.2$Linux_X86_64 LibreOffice_project/00$Build-2</meta:generator>
    <dc:date>2022-06-26T04:06:24.348777343</dc:date>
    <meta:editing-duration>PT16M21S</meta:editing-duration>
    <meta:editing-cycles>4</meta:editing-cycles>
  </office:meta>
</office:document-meta>
</file>